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enesis Part 1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PRELIMINARIES (1-11)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GENESIS 1-2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GENESIS 1-2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GOD'S WORKING SCHEDULE (1:1-2:19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GOD'S WORKING SCHEDULE (1:1-2:19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First day: creation of light (1:3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Second day: creation of space and water (1:6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rd day: creation of plant life (1:9-1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ourth day: creation of sun, moon, and stars (1:14-1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ifth day: creation of fish and fowl (1:20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ixth day: creation of land animals and people (1:24-31; 2:7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Sixth day: creation of land animals and people (1:24-31; 2:7-20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image of God (1:26-2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instructions from God (1:26-31; 2:15-19)---People are to rule over all nature (1:26, 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instructions from God (1:26-31; 2:15-19)---People are to rule over all nature (1:26, 28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o fill the earth with their own kind (1:28),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cultivate and care for their beautiful home, the Garden of Eden (2:15),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o eat from any tree except the tree of the knowledge of good and evil (2:16-17), and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o provide names for all the other creatures (2:19-2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ixth day: creation of land animals and people (1:24-31; 2:7-20)<text:s text:c="1"/></text:span><text:span text:style-name="a573" text:class-names=""/></text:p>
          </draw:text-box>
          <svg:title/>
          <svg:desc/>
        </draw:frame>
        <draw:frame draw:id="id103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image of God (1:26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instructions from God (1:26-31; 2:15-19)---People are to rule over all nature (1:26, 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8" draw:style-name="a586" draw:master-page-name="Master1-Layout13-twoColTx-Title-and-2-Column-Text" presentation:presentation-page-layout-name="Master1-PPL13" draw:id="Slide-263">
        <draw:frame draw:id="id104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WORKING SCHEDULE (1:1-2:19)<text:s text:c="1"/></text:span><text:span text:style-name="a588" text:class-names=""/></text:p>
          </draw:text-box>
          <svg:title/>
          <svg:desc/>
        </draw:frame>
        <draw:frame draw:id="id105" presentation:style-name="a603" draw:name="Text Placeholder 2" svg:x="1.38021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First day: creation of light (1:3-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econd day: creation of space and water (1:6-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ird day: creation of plant life (1:9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106" presentation:style-name="a619" draw:name="Text Placeholder 3" svg:x="6.16319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Fourth day: creation of sun, moon, and stars (1:14-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Fifth day: creation of fish and fowl (1:20-2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ixth day: creation of land animals and people (1:24-31; 2:7-20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venth day: God rests (2:1-6)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GENESIS 1-2</text:span><text:span text:style-name="a622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GOD'S WORKING SCHEDULE (1:1-2: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GOD'S WEDDING SCHEDULE (2:20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0" draw:style-name="a635" draw:master-page-name="Master1-Layout12-tx-Title-and-Text" presentation:presentation-page-layout-name="Master1-PPL12" draw:id="Slide-265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GOD'S WEDDING SCHEDULE (2:20-25)<text:s text:c="1"/></text:span><text:span text:style-name="a637" text:class-names=""/></text:p>
          </draw:text-box>
          <svg:title/>
          <svg:desc/>
        </draw:frame>
        <draw:frame draw:id="id110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making of Eve (2:20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arriage of Eve (2:23-25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1" draw:style-name="a650" draw:master-page-name="Master1-Layout12-tx-Title-and-Text" presentation:presentation-page-layout-name="Master1-PPL12" draw:id="Slide-266">
        <draw:frame draw:id="id111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GENESIS 1-2</text:span><text:span text:style-name="a652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WORKING SCHEDULE (1:1-2: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WEDDING SCHEDULE (2:2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2-tx-Title-and-Text" presentation:presentation-page-layout-name="Master1-PPL12" draw:id="Slide-267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PRELIMINARIES (1-11)<text:s text:c="1"/></text:span><text:span text:style-name="a667" text:class-names=""/></text:p>
          </draw:text-box>
          <svg:title/>
          <svg:desc/>
        </draw:frame>
        <draw:frame draw:id="id114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GENESIS 1-2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GENESIS 3-5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3" draw:style-name="a680" draw:master-page-name="Master1-Layout1-title-Title-Slide" presentation:presentation-page-layout-name="Master1-PPL1" draw:id="Slide-268">
        <draw:frame draw:id="id115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GENESIS 3-5</text:span><text:span text:style-name="a682" text:class-names=""/></text:p>
          </draw:text-box>
          <svg:title/>
          <svg:desc/>
        </draw:frame>
        <draw:frame draw:id="id116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TRANSGRESSION OF ADAM (3:1-24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4" draw:style-name="a690" draw:master-page-name="Master1-Layout1-title-Title-Slide" presentation:presentation-page-layout-name="Master1-PPL1" draw:id="Slide-269">
        <draw:frame draw:id="id117" presentation:style-name="a694" draw:name="Title 1" svg:x="1.38in" svg:y="0.83in" svg:width="10.3in" svg:height="4.42in" presentation:class="title" presentation:placeholder="false">
          <draw:text-box>
            <text:p text:style-name="a693" text:class-names="" text:cond-style-name=""><text:span text:style-name="a691" text:class-names=""><text:s text:c="1"/>THE TRANSGRESSION OF ADAM (3:1-24)<text:s text:c="1"/></text:span><text:span text:style-name="a692" text:class-names=""/></text:p>
          </draw:text-box>
          <svg:title/>
          <svg:desc/>
        </draw:frame>
        <draw:frame draw:id="id118" presentation:style-name="a699" draw:name="Subtitle 2" svg:x="1.38in" svg:y="5.25in" svg:width="10.3in" svg:height="1.85in" presentation:class="subtitle" presentation:placeholder="false">
          <draw:text-box>
            <text:p text:style-name="a696" text:class-names="" text:cond-style-name=""><text:span text:style-name="a695" text:class-names=""><text:s text:c="1"/>Adam's disobedience (3:1-6)<text:s text:c="1"/></text:span></text:p>
            <text:p text:style-name="a698" text:class-names="" text:cond-style-name=""><text:span text:style-name="a697" text:class-names=""/></text:p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9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<text:s text:c="1"/>Adam's disobedience (3:1-6)<text:s text:c="1"/></text:span><text:span text:style-name="a702" text:class-names=""/></text:p>
          </draw:text-box>
          <svg:title/>
          <svg:desc/>
        </draw:frame>
        <draw:frame draw:id="id120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<text:s text:c="1"/>The treachery (3:1-5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2-tx-Title-and-Text" presentation:presentation-page-layout-name="Master1-PPL12" draw:id="Slide-271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reachery (3:1-5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Satan begins by casting doubt on God's Word (3:1-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Satan concludes by denying God's Word (3:4-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7" draw:style-name="a725" draw:master-page-name="Master1-Layout12-tx-Title-and-Text" presentation:presentation-page-layout-name="Master1-PPL12" draw:id="Slide-272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Adam's disobedience (3:1-6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treachery (3:1-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ragedy (3: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8" draw:style-name="a740" draw:master-page-name="Master1-Layout12-tx-Title-and-Text" presentation:presentation-page-layout-name="Master1-PPL12" draw:id="Slide-273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TRANSGRESSION OF ADAM (3:1-24)<text:s text:c="1"/></text:span><text:span text:style-name="a742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Adam's disobedience (3:1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Adam's deceit (3:7-8)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Adam's despair (3:9-11):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dam's defense (3:12-19)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Adam's discipline (3:14-1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9" draw:style-name="a764" draw:master-page-name="Master1-Layout12-tx-Title-and-Text" presentation:presentation-page-layout-name="Master1-PPL12" draw:id="Slide-274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Adam's discipline (3:14-19):<text:s text:c="1"/></text:span><text:span text:style-name="a766" text:class-names=""/></text:p>
          </draw:text-box>
          <svg:title/>
          <svg:desc/>
        </draw:frame>
        <draw:frame draw:id="id128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Upon the serpent (3:14-15)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Upon the woman (3:1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Upon the man (3:17-19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Upon nature (3:18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0" draw:style-name="a785" draw:master-page-name="Master1-Layout12-tx-Title-and-Text" presentation:presentation-page-layout-name="Master1-PPL12" draw:id="Slide-275">
        <draw:frame draw:id="id129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TRANSGRESSION OF ADAM (3:1-24)<text:s text:c="1"/></text:span><text:span text:style-name="a787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Adam's disobedience (3:1-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dam's deceit (3:7-8)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dam's despair (3:9-11)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Adam's defense (3:12-19)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Adam's discipline (3:14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Adam's deliverance (3:15, 20-21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1" draw:style-name="a812" draw:master-page-name="Master1-Layout12-tx-Title-and-Text" presentation:presentation-page-layout-name="Master1-PPL12" draw:id="Slide-276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Adam's deliverance (3:15, 20-21)<text:s text:c="1"/></text:span><text:span text:style-name="a814" text:class-names=""/></text:p>
          </draw:text-box>
          <svg:title/>
          <svg:desc/>
        </draw:frame>
        <draw:frame draw:id="id132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romise (3:15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rovision (3:20-21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2" draw:style-name="a827" draw:master-page-name="Master1-Layout13-twoColTx-Title-and-2-Column-Text" presentation:presentation-page-layout-name="Master1-PPL13" draw:id="Slide-277">
        <draw:frame draw:id="id133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TRANSGRESSION OF ADAM (3:1-24)<text:s text:c="1"/></text:span><text:span text:style-name="a829" text:class-names=""/></text:p>
          </draw:text-box>
          <svg:title/>
          <svg:desc/>
        </draw:frame>
        <draw:frame draw:id="id134" presentation:style-name="a844" draw:name="Text Placeholder 2" svg:x="1.38021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Adam's disobedience (3:1-6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Adam's deceit (3:7-8):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dam's despair (3:9-11)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135" presentation:style-name="a860" draw:name="Text Placeholder 3" svg:x="6.16319in" svg:y="2in" svg:width="4.61632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dam's defense (3:12-19):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dam's discipline (3:14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Adam's deliverance (3:15, 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Adam's dismissal (3:22-24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3" draw:style-name="a861" draw:master-page-name="Master1-Layout12-tx-Title-and-Text" presentation:presentation-page-layout-name="Master1-PPL12" draw:id="Slide-278">
        <draw:frame draw:id="id136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Adam's dismissal (3:22-24)<text:s text:c="1"/></text:span><text:span text:style-name="a863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grace (3:22-2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guards (3: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3-twoColTx-Title-and-2-Column-Text" presentation:presentation-page-layout-name="Master1-PPL13" draw:id="Slide-279">
        <draw:frame draw:id="id138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TRANSGRESSION OF ADAM (3:1-24)<text:s text:c="1"/></text:span><text:span text:style-name="a878" text:class-names=""/></text:p>
          </draw:text-box>
          <svg:title/>
          <svg:desc/>
        </draw:frame>
        <draw:frame draw:id="id139" presentation:style-name="a893" draw:name="Text Placeholder 2" svg:x="1.38021in" svg:y="2in" svg:width="4.61632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Adam's disobedience (3:1-6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Adam's deceit (3:7-8):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Adam's despair (3:9-11):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140" presentation:style-name="a909" draw:name="Text Placeholder 3" svg:x="6.16319in" svg:y="2in" svg:width="4.61632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Adam's defense (3:12-19)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Adam's discipline (3:14-19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Adam's deliverance (3:15, 20-21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Adam's dismissal (3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5" draw:style-name="a910" draw:master-page-name="Master1-Layout12-tx-Title-and-Text" presentation:presentation-page-layout-name="Master1-PPL12" draw:id="Slide-280">
        <draw:frame draw:id="id141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ENESIS 3-5</text:span><text:span text:style-name="a912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TRANSGRESSION OF ADAM (3:1-2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TESTIMONY OF ABEL (4:1-26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6" draw:style-name="a925" draw:master-page-name="Master1-Layout12-tx-Title-and-Text" presentation:presentation-page-layout-name="Master1-PPL12" draw:id="Slide-281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TESTIMONY OF ABEL (4:1-26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Abel, the godly son (4:1-2, 4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Cain, the godless son (4:3-26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7" draw:style-name="a940" draw:master-page-name="Master1-Layout12-tx-Title-and-Text" presentation:presentation-page-layout-name="Master1-PPL12" draw:id="Slide-282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Cain, the godless son (4:3-26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apostate (4: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angered (4:5-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assassin (4:8-1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8" draw:style-name="a958" draw:master-page-name="Master1-Layout12-tx-Title-and-Text" presentation:presentation-page-layout-name="Master1-PPL12" draw:id="Slide-283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assassin (4:8-16)<text:s text:c="1"/></text:span><text:span text:style-name="a960" text:class-names=""/></text:p>
          </draw:text-box>
          <svg:title/>
          <svg:desc/>
        </draw:frame>
        <draw:frame draw:id="id148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Cain's crime (4:8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Cain's curse (4:9-1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Cain's complaint (4:13-16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2-tx-Title-and-Text" presentation:presentation-page-layout-name="Master1-PPL12" draw:id="Slide-284">
        <draw:frame draw:id="id149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<text:s text:c="1"/>Cain, the godless son (4:3-26)<text:s text:c="1"/></text:span><text:span text:style-name="a978" text:class-names=""/></text:p>
          </draw:text-box>
          <svg:title/>
          <svg:desc/>
        </draw:frame>
        <draw:frame draw:id="id150" presentation:style-name="a996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apostate (4: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angered (4:5-7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assassin (4:8-1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architect (4:17-24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0" draw:style-name="a997" draw:master-page-name="Master1-Layout12-tx-Title-and-Text" presentation:presentation-page-layout-name="Master1-PPL12" draw:id="Slide-285">
        <draw:frame draw:id="id151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<text:s text:c="1"/>The architect (4:17-24)<text:s text:c="1"/></text:span><text:span text:style-name="a999" text:class-names=""/></text:p>
          </draw:text-box>
          <svg:title/>
          <svg:desc/>
        </draw:frame>
        <draw:frame draw:id="id152" presentation:style-name="a1011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talented society founded by Cain (4:17-22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treacherous society founded by Cain (4:23-24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31" draw:style-name="a1012" draw:master-page-name="Master1-Layout12-tx-Title-and-Text" presentation:presentation-page-layout-name="Master1-PPL12" draw:id="Slide-286">
        <draw:frame draw:id="id153" presentation:style-name="a1016" draw:name="Title 1" svg:x="1.38in" svg:y="0.4in" svg:width="10.6in" svg:height="1.44965in" presentation:class="title" presentation:placeholder="false">
          <draw:text-box>
            <text:p text:style-name="a1015" text:class-names="" text:cond-style-name=""><text:span text:style-name="a1013" text:class-names=""><text:s text:c="1"/>Cain, the godless son (4:3-26)<text:s text:c="1"/></text:span><text:span text:style-name="a1014" text:class-names=""/></text:p>
          </draw:text-box>
          <svg:title/>
          <svg:desc/>
        </draw:frame>
        <draw:frame draw:id="id154" presentation:style-name="a1032" draw:name="Text Placeholder 2" svg:x="1.38in" svg:y="2in" svg:width="9.4in" svg:height="4.75868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<text:s text:c="1"/>The apostate (4:3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The angered (4:5-7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assassin (4:8-1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The architect (4:17-24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32" draw:style-name="a1033" draw:master-page-name="Master1-Layout12-tx-Title-and-Text" presentation:presentation-page-layout-name="Master1-PPL12" draw:id="Slide-287">
        <draw:frame draw:id="id155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THE TESTIMONY OF ABEL (4:1-26)<text:s text:c="1"/></text:span><text:span text:style-name="a1035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bel, the godly son (4:1-2, 4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Cain, the godless son (4:3-2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Seth, the granted son (4:25-26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GENESIS 3-5</text:span><text:span text:style-name="a1053" text:class-names=""/></text:p>
          </draw:text-box>
          <svg:title/>
          <svg:desc/>
        </draw:frame>
        <draw:frame draw:id="id158" presentation:style-name="a1068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TRANSGRESSION OF ADAM (3:1-24)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TESTIMONY OF ABEL (4:1-26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TRANSLATION OF ENOCH (5:1-32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4" draw:style-name="a1069" draw:master-page-name="Master1-Layout12-tx-Title-and-Text" presentation:presentation-page-layout-name="Master1-PPL12" draw:id="Slide-289">
        <draw:frame draw:id="id159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HE TRANSLATION OF ENOCH (5:1-32)<text:s text:c="1"/></text:span><text:span text:style-name="a1071" text:class-names=""/></text:p>
          </draw:text-box>
          <svg:title/>
          <svg:desc/>
        </draw:frame>
        <draw:frame draw:id="id160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The first patriarchs living before the Flood (5:1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The favored patriarch living before the Flood (5:18-24)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35" draw:style-name="a1084" draw:master-page-name="Master1-Layout12-tx-Title-and-Text" presentation:presentation-page-layout-name="Master1-PPL12" draw:id="Slide-290">
        <draw:frame draw:id="id161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<text:s text:c="1"/>The favored patriarch living before the Flood (5:18-24):</text:span><text:span text:style-name="a1086" text:class-names=""/></text:p>
          </draw:text-box>
          <svg:title/>
          <svg:desc/>
        </draw:frame>
        <draw:frame draw:id="id162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Enoch's relationship with God (5:18-22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Enoch's removal by God (5:23-2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6" draw:style-name="a1099" draw:master-page-name="Master1-Layout12-tx-Title-and-Text" presentation:presentation-page-layout-name="Master1-PPL12" draw:id="Slide-291">
        <draw:frame draw:id="id163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HE TRANSLATION OF ENOCH (5:1-32)<text:s text:c="1"/></text:span><text:span text:style-name="a1101" text:class-names=""/></text:p>
          </draw:text-box>
          <svg:title/>
          <svg:desc/>
        </draw:frame>
        <draw:frame draw:id="id164" presentation:style-name="a1116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The first patriarchs living before the Flood (5:1-17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The favored patriarch living before the Flood (5:18-24)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final patriarchs living before the Flood (5:25-32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37" draw:style-name="a1117" draw:master-page-name="Master1-Layout12-tx-Title-and-Text" presentation:presentation-page-layout-name="Master1-PPL12" draw:id="Slide-292">
        <draw:frame draw:id="id16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GENESIS 3-5</text:span><text:span text:style-name="a1119" text:class-names=""/></text:p>
          </draw:text-box>
          <svg:title/>
          <svg:desc/>
        </draw:frame>
        <draw:frame draw:id="id16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TRANSGRESSION OF ADAM (3:1-24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TESTIMONY OF ABEL (4:1-26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TRANSLATION OF ENOCH (5:1-32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38" draw:style-name="a1135" draw:master-page-name="Master1-Layout12-tx-Title-and-Text" presentation:presentation-page-layout-name="Master1-PPL12" draw:id="Slide-293">
        <draw:frame draw:id="id16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<text:s text:c="1"/>THE PRELIMINARIES (1-11)<text:s text:c="1"/></text:span><text:span text:style-name="a1137" text:class-names=""/></text:p>
          </draw:text-box>
          <svg:title/>
          <svg:desc/>
        </draw:frame>
        <draw:frame draw:id="id168" presentation:style-name="a1152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GENESIS 1-2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GENESIS 3-5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GENESIS 6-10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39" draw:style-name="a1153" draw:master-page-name="Master1-Layout1-title-Title-Slide" presentation:presentation-page-layout-name="Master1-PPL1" draw:id="Slide-294">
        <draw:frame draw:id="id169" presentation:style-name="a1157" draw:name="Title 1" svg:x="1.38in" svg:y="0.83in" svg:width="10.3in" svg:height="4.42in" presentation:class="title" presentation:placeholder="false">
          <draw:text-box>
            <text:p text:style-name="a1156" text:class-names="" text:cond-style-name=""><text:span text:style-name="a1154" text:class-names="">GENESIS 6-10<text:s text:c="1"/></text:span><text:span text:style-name="a1155" text:class-names=""/></text:p>
          </draw:text-box>
          <svg:title/>
          <svg:desc/>
        </draw:frame>
        <draw:frame draw:id="id170" presentation:style-name="a1162" draw:name="Subtitle 2" svg:x="1.38in" svg:y="5.25in" svg:width="10.3in" svg:height="1.85in" presentation:class="subtitle" presentation:placeholder="false">
          <draw:text-box>
            <text:p text:style-name="a1159" text:class-names="" text:cond-style-name=""><text:span text:style-name="a1158" text:class-names=""><text:s text:c="1"/>THE PREPARATION FOR THE FLOOD (6:1-22)<text:s text:c="1"/></text:span></text:p>
            <text:p text:style-name="a1161" text:class-names="" text:cond-style-name=""><text:span text:style-name="a1160" text:class-names=""/></text:p>
          </draw:text-box>
          <svg:title/>
          <svg:desc/>
        </draw:frame>
      </draw:page>
      <draw:page draw:name="Slide40" draw:style-name="a1163" draw:master-page-name="Master1-Layout12-tx-Title-and-Text" presentation:presentation-page-layout-name="Master1-PPL12" draw:id="Slide-295">
        <draw:frame draw:id="id171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<text:s text:c="1"/>THE PREPARATION FOR THE FLOOD (6:1-22)<text:s text:c="1"/></text:span><text:span text:style-name="a1165" text:class-names=""/></text:p>
          </draw:text-box>
          <svg:title/>
          <svg:desc/>
        </draw:frame>
        <draw:frame draw:id="id172" presentation:style-name="a1180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<text:s text:c="1"/>God's grief (6:1-7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God's grace (6:8-10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God's guidance (6:11-2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41" draw:style-name="a1181" draw:master-page-name="Master1-Layout12-tx-Title-and-Text" presentation:presentation-page-layout-name="Master1-PPL12" draw:id="Slide-296">
        <draw:frame draw:id="id173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<text:s text:c="1"/>God's guidance (6:11-22)<text:s text:c="1"/></text:span><text:span text:style-name="a1183" text:class-names=""/></text:p>
          </draw:text-box>
          <svg:title/>
          <svg:desc/>
        </draw:frame>
        <draw:frame draw:id="id174" presentation:style-name="a1195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<text:s text:c="1"/>Destruction! (what God will do) (6:11-13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s text:c="1"/>Construction! (what Noah will do) (6:14-22):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</draw:page>
      <draw:page draw:name="Slide42" draw:style-name="a1196" draw:master-page-name="Master1-Layout12-tx-Title-and-Text" presentation:presentation-page-layout-name="Master1-PPL12" draw:id="Slide-297">
        <draw:frame draw:id="id175" presentation:style-name="a1200" draw:name="Title 1" svg:x="1.38in" svg:y="0.4in" svg:width="10.6in" svg:height="1.44965in" presentation:class="title" presentation:placeholder="false">
          <draw:text-box>
            <text:p text:style-name="a1199" text:class-names="" text:cond-style-name=""><text:span text:style-name="a1197" text:class-names=""><text:s text:c="1"/>THE PREPARATION FOR THE FLOOD (6:1-22)<text:s text:c="1"/></text:span><text:span text:style-name="a1198" text:class-names=""/></text:p>
          </draw:text-box>
          <svg:title/>
          <svg:desc/>
        </draw:frame>
        <draw:frame draw:id="id176" presentation:style-name="a1213" draw:name="Text Placeholder 2" svg:x="1.38in" svg:y="2in" svg:width="9.4in" svg:height="4.7586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s text:c="1"/>God's grief (6:1-7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God's grace (6:8-10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God's guidance (6:11-22)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3" draw:style-name="a1214" draw:master-page-name="Master1-Layout12-tx-Title-and-Text" presentation:presentation-page-layout-name="Master1-PPL12" draw:id="Slide-298">
        <draw:frame draw:id="id177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GENESIS 6-10<text:s text:c="1"/></text:span><text:span text:style-name="a1216" text:class-names=""/></text:p>
          </draw:text-box>
          <svg:title/>
          <svg:desc/>
        </draw:frame>
        <draw:frame draw:id="id178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<text:s text:c="1"/>THE PREPARATION FOR THE FLOOD (6:1-22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<text:s text:c="1"/>THE PROTECTION DURING THE FLOOD (7:1-24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4" draw:style-name="a1229" draw:master-page-name="Master1-Layout12-tx-Title-and-Text" presentation:presentation-page-layout-name="Master1-PPL12" draw:id="Slide-299">
        <draw:frame draw:id="id179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<text:s text:c="1"/>THE PROTECTION DURING THE FLOOD (7:1-24)<text:s text:c="1"/></text:span><text:span text:style-name="a1231" text:class-names=""/></text:p>
          </draw:text-box>
          <svg:title/>
          <svg:desc/>
        </draw:frame>
        <draw:frame draw:id="id180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The occupants inside the ark (7:1-9, 13-16):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The ordeal outside the ark (7:10-12, 17-24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45" draw:style-name="a1244" draw:master-page-name="Master1-Layout12-tx-Title-and-Text" presentation:presentation-page-layout-name="Master1-PPL12" draw:id="Slide-300">
        <draw:frame draw:id="id181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GENESIS 6-10<text:s text:c="1"/></text:span><text:span text:style-name="a1246" text:class-names=""/></text:p>
          </draw:text-box>
          <svg:title/>
          <svg:desc/>
        </draw:frame>
        <draw:frame draw:id="id182" presentation:style-name="a1261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<text:s text:c="1"/>THE PREPARATION FOR THE FLOOD (6:1-22)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THE PROTECTION DURING THE FLOOD (7:1-24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THE PARTICULARS FOLLOWING THE FLOOD (8:1-10:32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6" draw:style-name="a1262" draw:master-page-name="Master1-Layout12-tx-Title-and-Text" presentation:presentation-page-layout-name="Master1-PPL12" draw:id="Slide-301">
        <draw:frame draw:id="id183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THE PARTICULARS FOLLOWING THE FLOOD (8:1-10:32)<text:s text:c="1"/></text:span><text:span text:style-name="a1264" text:class-names=""/></text:p>
          </draw:text-box>
          <svg:title/>
          <svg:desc/>
        </draw:frame>
        <draw:frame draw:id="id184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Noah's security (8:1-5):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Noah's search (8:6-12)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7" draw:style-name="a1277" draw:master-page-name="Master1-Layout12-tx-Title-and-Text" presentation:presentation-page-layout-name="Master1-PPL12" draw:id="Slide-302">
        <draw:frame draw:id="id185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Noah's search (8:6-12)<text:s text:c="1"/></text:span><text:span text:style-name="a1279" text:class-names=""/></text:p>
          </draw:text-box>
          <svg:title/>
          <svg:desc/>
        </draw:frame>
        <draw:frame draw:id="id186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unsuccessful attempt by the raven (8:6-7):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successful attempt by the dove (8:8-12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48" draw:style-name="a1292" draw:master-page-name="Master1-Layout12-tx-Title-and-Text" presentation:presentation-page-layout-name="Master1-PPL12" draw:id="Slide-303">
        <draw:frame draw:id="id187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<text:s text:c="1"/>THE PARTICULARS FOLLOWING THE FLOOD (8:1-10:32)<text:s text:c="1"/></text:span><text:span text:style-name="a1294" text:class-names=""/></text:p>
          </draw:text-box>
          <svg:title/>
          <svg:desc/>
        </draw:frame>
        <draw:frame draw:id="id188" presentation:style-name="a1318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Noah's security (8:1-5)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Noah's search (8:6-12)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Noah's surveillance (8:13-14):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Noah's summons (8:15-19):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Noah's sacrifice (8:20-22):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s text:c="1"/>Noah's sign (from God) (9:1-17)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draw:page draw:name="Slide49" draw:style-name="a1319" draw:master-page-name="Master1-Layout12-tx-Title-and-Text" presentation:presentation-page-layout-name="Master1-PPL12" draw:id="Slide-304">
        <draw:frame draw:id="id189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0" text:class-names=""><text:s text:c="1"/>Noah's sign (from God) (9:1-17)<text:s text:c="1"/></text:span><text:span text:style-name="a1321" text:class-names=""/></text:p>
          </draw:text-box>
          <svg:title/>
          <svg:desc/>
        </draw:frame>
        <draw:frame draw:id="id190" presentation:style-name="a1333" draw:name="Text Placeholder 2" svg:x="1.38in" svg:y="2in" svg:width="9.4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<text:s text:c="1"/>Concerning the animals of the earth (9:1-10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Concerning the rainbow in the sky (9:11-17):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0" draw:style-name="a1334" draw:master-page-name="Master1-Layout13-twoColTx-Title-and-2-Column-Text" presentation:presentation-page-layout-name="Master1-PPL13" draw:id="Slide-305">
        <draw:frame draw:id="id191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<text:s text:c="1"/>THE PARTICULARS FOLLOWING THE FLOOD (8:1-10:32)<text:s text:c="1"/></text:span><text:span text:style-name="a1336" text:class-names=""/></text:p>
          </draw:text-box>
          <svg:title/>
          <svg:desc/>
        </draw:frame>
        <draw:frame draw:id="id192" presentation:style-name="a1351" draw:name="Text Placeholder 2" svg:x="1.38021in" svg:y="2in" svg:width="4.61632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<text:s text:c="1"/>Noah's security (8:1-5):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s text:c="1"/>Noah's search (8:6-12)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<text:s text:c="1"/>Noah's surveillance (8:13-14):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93" presentation:style-name="a1367" draw:name="Text Placeholder 3" svg:x="6.16319in" svg:y="2in" svg:width="4.61632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Noah's summons (8:15-19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Noah's sacrifice (8:20-22):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Noah's sign (from God) (9:1-17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Noah's shame (9:18-29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51" draw:style-name="a1368" draw:master-page-name="Master1-Layout12-tx-Title-and-Text" presentation:presentation-page-layout-name="Master1-PPL12" draw:id="Slide-306">
        <draw:frame draw:id="id194" presentation:style-name="a1372" draw:name="Title 1" svg:x="1.38in" svg:y="0.4in" svg:width="10.6in" svg:height="1.44965in" presentation:class="title" presentation:placeholder="false">
          <draw:text-box>
            <text:p text:style-name="a1371" text:class-names="" text:cond-style-name=""><text:span text:style-name="a1369" text:class-names=""><text:s text:c="1"/>Noah's shame (9:18-29)<text:s text:c="1"/></text:span><text:span text:style-name="a1370" text:class-names=""/></text:p>
          </draw:text-box>
          <svg:title/>
          <svg:desc/>
        </draw:frame>
        <draw:frame draw:id="id195" presentation:style-name="a1382" draw:name="Text Placeholder 2" svg:x="1.38in" svg:y="2in" svg:width="9.4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<text:s text:c="1"/>The failure (9:18-24)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1"/>The foretelling (9:25-29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52" draw:style-name="a1383" draw:master-page-name="Master1-Layout13-twoColTx-Title-and-2-Column-Text" presentation:presentation-page-layout-name="Master1-PPL13" draw:id="Slide-307">
        <draw:frame draw:id="id196" presentation:style-name="a1387" draw:name="Title 1" svg:x="1.38in" svg:y="0.4in" svg:width="10.6in" svg:height="1.44965in" presentation:class="title" presentation:placeholder="false">
          <draw:text-box>
            <text:p text:style-name="a1386" text:class-names="" text:cond-style-name=""><text:span text:style-name="a1384" text:class-names=""><text:s text:c="1"/>THE PARTICULARS FOLLOWING THE FLOOD (8:1-10:32)<text:s text:c="1"/></text:span><text:span text:style-name="a1385" text:class-names=""/></text:p>
          </draw:text-box>
          <svg:title/>
          <svg:desc/>
        </draw:frame>
        <draw:frame draw:id="id197" presentation:style-name="a1403" draw:name="Text Placeholder 2" svg:x="1.38021in" svg:y="2in" svg:width="4.61632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<text:s text:c="1"/>Noah's security (8:1-5)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Noah's search (8:6-12)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Noah's surveillance (8:13-14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Noah's summons (8:15-19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  <draw:frame draw:id="id198" presentation:style-name="a1419" draw:name="Text Placeholder 3" svg:x="6.16319in" svg:y="2in" svg:width="4.61632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<text:s text:c="1"/>Noah's sacrifice (8:20-22):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Noah's sign (from God) (9:1-17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Noah's shame (9:18-29)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Noah's sons (10:1-32)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53" draw:style-name="a1420" draw:master-page-name="Master1-Layout12-tx-Title-and-Text" presentation:presentation-page-layout-name="Master1-PPL12" draw:id="Slide-308">
        <draw:frame draw:id="id199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<text:s text:c="1"/>Noah's sons (10:1-32)<text:s text:c="1"/></text:span><text:span text:style-name="a1422" text:class-names=""/></text:p>
          </draw:text-box>
          <svg:title/>
          <svg:desc/>
        </draw:frame>
        <draw:frame draw:id="id200" presentation:style-name="a1437" draw:name="Tex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Japheth (10:2-5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am (10:6-20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Shem (10:21-32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</draw:page>
      <draw:page draw:name="Slide54" draw:style-name="a1438" draw:master-page-name="Master1-Layout13-twoColTx-Title-and-2-Column-Text" presentation:presentation-page-layout-name="Master1-PPL13" draw:id="Slide-309">
        <draw:frame draw:id="id201" presentation:style-name="a1442" draw:name="Title 1" svg:x="1.38in" svg:y="0.4in" svg:width="10.6in" svg:height="1.44965in" presentation:class="title" presentation:placeholder="false">
          <draw:text-box>
            <text:p text:style-name="a1441" text:class-names="" text:cond-style-name=""><text:span text:style-name="a1439" text:class-names=""><text:s text:c="1"/>THE PARTICULARS FOLLOWING THE FLOOD (8:1-10:32)<text:s text:c="1"/></text:span><text:span text:style-name="a1440" text:class-names=""/></text:p>
          </draw:text-box>
          <svg:title/>
          <svg:desc/>
        </draw:frame>
        <draw:frame draw:id="id202" presentation:style-name="a1458" draw:name="Text Placeholder 2" svg:x="1.38021in" svg:y="2in" svg:width="4.61632in" svg:height="4.75868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<text:s text:c="1"/>Noah's security (8:1-5):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Noah's search (8:6-1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Noah's surveillance (8:13-14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<text:s text:c="1"/>Noah's summons (8:15-19):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</draw:text-box>
          <svg:title/>
          <svg:desc/>
        </draw:frame>
        <draw:frame draw:id="id203" presentation:style-name="a1474" draw:name="Text Placeholder 3" svg:x="6.16319in" svg:y="2in" svg:width="4.61632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Noah's sacrifice (8:20-22)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Noah's sign (from God) (9:1-17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Noah's shame (9:18-29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<text:s text:c="1"/>Noah's sons (10:1-3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</draw:page>
      <draw:page draw:name="Slide55" draw:style-name="a1475" draw:master-page-name="Master1-Layout12-tx-Title-and-Text" presentation:presentation-page-layout-name="Master1-PPL12" draw:id="Slide-310">
        <draw:frame draw:id="id204" presentation:style-name="a1479" draw:name="Title 1" svg:x="1.38in" svg:y="0.4in" svg:width="10.6in" svg:height="1.44965in" presentation:class="title" presentation:placeholder="false">
          <draw:text-box>
            <text:p text:style-name="a1478" text:class-names="" text:cond-style-name=""><text:span text:style-name="a1476" text:class-names="">GENESIS 6-10<text:s text:c="1"/></text:span><text:span text:style-name="a1477" text:class-names=""/></text:p>
          </draw:text-box>
          <svg:title/>
          <svg:desc/>
        </draw:frame>
        <draw:frame draw:id="id205" presentation:style-name="a1492" draw:name="Text Placeholder 2" svg:x="1.38in" svg:y="2in" svg:width="9.4in" svg:height="4.7586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<text:s text:c="1"/>THE PREPARATION FOR THE FLOOD (6:1-22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THE PROTECTION DURING THE FLOOD (7:1-24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THE PARTICULARS FOLLOWING THE FLOOD (8:1-10:32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6" draw:style-name="a1493" draw:master-page-name="Master1-Layout12-tx-Title-and-Text" presentation:presentation-page-layout-name="Master1-PPL12" draw:id="Slide-311">
        <draw:frame draw:id="id206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HE PRELIMINARIES (1-11)<text:s text:c="1"/></text:span><text:span text:style-name="a1495" text:class-names=""/></text:p>
          </draw:text-box>
          <svg:title/>
          <svg:desc/>
        </draw:frame>
        <draw:frame draw:id="id207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GENESIS 1-2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GENESIS 3-5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GENESIS 6-10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GENESIS 11:1-32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57" draw:style-name="a1514" draw:master-page-name="Master1-Layout12-tx-Title-and-Text" presentation:presentation-page-layout-name="Master1-PPL12" draw:id="Slide-312">
        <draw:frame draw:id="id20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GENESIS 11:1-32<text:s text:c="1"/></text:span><text:span text:style-name="a1516" text:class-names=""/></text:p>
          </draw:text-box>
          <svg:title/>
          <svg:desc/>
        </draw:frame>
        <draw:frame draw:id="id209" presentation:style-name="a1531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HE SIN (11:1-4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HE SENTENCE (11:5-9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<text:s text:c="1"/>THE SETTLEMENT (11:10-32):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</draw:page>
      <draw:page draw:name="Slide58" draw:style-name="a1532" draw:master-page-name="Master1-Layout12-tx-Title-and-Text" presentation:presentation-page-layout-name="Master1-PPL12" draw:id="Slide-313">
        <draw:frame draw:id="id210" presentation:style-name="a1536" draw:name="Title 1" svg:x="1.38in" svg:y="0.4in" svg:width="10.6in" svg:height="1.44965in" presentation:class="title" presentation:placeholder="false">
          <draw:text-box>
            <text:p text:style-name="a1535" text:class-names="" text:cond-style-name=""><text:span text:style-name="a1533" text:class-names=""><text:s text:c="1"/>THE PRELIMINARIES (1-11)<text:s text:c="1"/></text:span><text:span text:style-name="a1534" text:class-names=""/></text:p>
          </draw:text-box>
          <svg:title/>
          <svg:desc/>
        </draw:frame>
        <draw:frame draw:id="id211" presentation:style-name="a1552" draw:name="Text Placeholder 2" svg:x="1.38in" svg:y="2in" svg:width="9.4in" svg:height="4.7586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GENESIS 1-2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GENESIS 3-5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GENESIS 6-10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GENESIS 11:1-32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</draw:text-box>
          <svg:title/>
          <svg:desc/>
        </draw:frame>
      </draw:page>
      <draw:page draw:name="Slide59" draw:style-name="a1553" draw:master-page-name="Master1-Layout1-title-Title-Slide" presentation:presentation-page-layout-name="Master1-PPL1" draw:id="Slide-314">
        <draw:frame draw:id="id212" presentation:style-name="a1557" draw:name="Title 1" svg:x="1.38in" svg:y="0.83in" svg:width="10.3in" svg:height="4.42in" presentation:class="title" presentation:placeholder="false">
          <draw:text-box>
            <text:p text:style-name="a1556" text:class-names="" text:cond-style-name=""><text:span text:style-name="a1554" text:class-names="">Genesis Part 1</text:span><text:span text:style-name="a1555" text:class-names=""/></text:p>
          </draw:text-box>
          <svg:title/>
          <svg:desc/>
        </draw:frame>
        <draw:frame draw:id="id213" presentation:style-name="a15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sis Part 1</dc:title>
    <meta:initial-creator>David STRICKLAND</meta:initial-creator>
    <dc:creator>David STRICKLAND</dc:creator>
    <meta:creation-date>2020-02-22T19:27:22Z</meta:creation-date>
    <dc:date>2020-02-22T19:27:24Z</dc:date>
    <meta:template xlink:href="BibleStudy" xlink:type="simple"/>
    <meta:editing-cycles>1</meta:editing-cycles>
    <meta:editing-duration>PT1S</meta:editing-duration>
    <meta:document-statistic meta:paragraph-count="239" meta:word-count="1757"/>
  </office:meta>
</office:document-meta>
</file>